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ENXIR+CMMI10" svg:font-family="FENXIR+CMMI10"/>
    <style:font-face style:name="LAOYIH+CMR10" svg:font-family="LAOYIH+CMR10"/>
    <style:font-face style:name="SZZIBF+CMSY10" svg:font-family="SZZIBF+CMSY10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L1">
      <style:text-properties style:font-name="Times New Roman" fo:font-size="12pt" style:font-name-asian="SZZIBF+CMSY10" style:font-size-asian="12pt" style:font-name-complex="SZZIBF+CMSY10" style:font-size-complex="12pt"/>
    </style:style>
    <style:style style:name="P6" style:family="paragraph" style:parent-style-name="Standard" style:list-style-name="L2">
      <style:text-properties style:font-name="Times New Roman" fo:font-size="12pt" style:font-name-asian="SZZIBF+CMSY10" style:font-size-asian="12pt" style:font-name-complex="SZZIBF+CMSY10" style:font-size-complex="12pt"/>
    </style:style>
    <style:style style:name="P7" style:family="paragraph" style:parent-style-name="Standard" style:list-style-name="L1">
      <style:text-properties style:font-name="Times New Roman"/>
    </style:style>
    <style:style style:name="P8" style:family="paragraph" style:parent-style-name="Standard" style:list-style-name="L3"/>
    <style:style style:name="P9" style:family="paragraph" style:parent-style-name="Standard" style:list-style-name="L3">
      <style:paragraph-properties fo:break-before="page"/>
    </style:style>
    <style:style style:name="P10" style:family="paragraph" style:parent-style-name="Standard" style:list-style-name="L3">
      <style:paragraph-properties fo:margin-left="0.0102in" fo:margin-right="0in" fo:text-indent="0.1772in" style:auto-text-indent="false">
        <style:tab-stops/>
      </style:paragraph-properties>
    </style:style>
    <style:style style:name="P11" style:family="paragraph" style:parent-style-name="Standard" style:list-style-name="L3">
      <style:paragraph-properties fo:margin-left="0.0102in" fo:margin-right="0in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0.0102in" fo:margin-right="0in" fo:text-indent="0in" style:auto-text-indent="false">
        <style:tab-stops/>
      </style:paragraph-properties>
    </style:style>
    <style:style style:name="T1" style:family="text">
      <style:text-properties style:text-position="super 58%" style:font-name-asian="SZZIBF+CMSY10" style:font-name-complex="SZZIBF+CMSY10"/>
    </style:style>
    <style:style style:name="T2" style:family="text">
      <style:text-properties style:text-position="super 58%" style:font-name="Times New Roman" fo:font-size="12pt" style:font-name-asian="SZZIBF+CMSY10" style:font-size-asian="12pt" style:font-name-complex="SZZIBF+CMSY10" style:font-size-complex="12pt"/>
    </style:style>
    <style:style style:name="T3" style:family="text">
      <style:text-properties style:font-name-asian="SZZIBF+CMSY10" style:font-name-complex="SZZIBF+CMSY10"/>
    </style:style>
    <style:style style:name="T4" style:family="text">
      <style:text-properties style:text-position="0% 100%" style:font-name-asian="SZZIBF+CMSY10" style:font-name-complex="SZZIBF+CMSY10"/>
    </style:style>
    <style:style style:name="T5" style:family="text">
      <style:text-properties style:text-position="0% 100%" style:font-name="Times New Roman" fo:font-size="12pt" fo:font-style="italic" style:font-name-asian="FENXIR+CMMI10" style:font-size-asian="12pt" style:font-style-asian="italic" style:font-name-complex="FENXIR+CMMI10" style:font-size-complex="12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8" style:family="text">
      <style:text-properties style:font-name-asian="FENXIR+CMMI10" style:font-name-complex="FENXIR+CMMI10"/>
    </style:style>
    <style:style style:name="T9" style:family="text">
      <style:text-properties style:font-name-asian="LAOYIH+CMR10" style:font-name-complex="LAOYIH+CMR10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style:font-name-asian="SZZIBF+CMSY10" style:font-size-asian="12pt" style:font-name-complex="SZZIBF+CMSY10" style:font-size-complex="12pt"/>
    </style:style>
    <style:style style:name="T12" style:family="text">
      <style:text-properties style:font-name="Times New Roman" fo:font-size="12pt" style:font-name-asian="FENXIR+CMMI10" style:font-size-asian="12pt" style:font-name-complex="FENXIR+CMMI10" style:font-size-complex="12pt"/>
    </style:style>
    <style:style style:name="T1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4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Object4" text:anchor-type="page" text:anchor-page-number="2" svg:x="0.6063in" svg:y="0in" svg:width="7.1701in" svg:height="2.1075in" draw:z-index="3">
        <draw:object xlink:href="./Object 4" xlink:type="simple" xlink:show="embed" xlink:actuate="onLoad"/>
        <draw:image xlink:href="./ObjectReplacements/Object 4" xlink:type="simple" xlink:show="embed" xlink:actuate="onLoad"/>
      </draw:frame>
      <text:p text:style-name="P1">MATH 135<text:tab/><text:tab/><text:tab/><text:tab/><text:tab/><text:tab/><text:tab/><text:tab/><text:tab/><text:tab/>Alexander Maguire</text:p>
      <text:p text:style-name="P1">Assignment 2<text:tab/><text:tab/><text:tab/><text:tab/><text:tab/><text:tab/><text:tab/><text:tab/><text:tab/><text:tab/>20396195</text:p>
      <text:p text:style-name="P1"/>
      <text:p text:style-name="P1"/>
      <text:list xml:id="list77733560" text:style-name="L1">
        <text:list-item>
          <text:p text:style-name="P3"><text:span text:style-name="T3">¬∃x:</text:span><text:span text:style-name="T8">∀</text:span><text:span text:style-name="T8">y: P</text:span><text:span text:style-name="T9">(</text:span><text:span text:style-name="T8">x</text:span><text:span text:style-name="T9">)∨</text:span><text:span text:style-name="T8">Q</text:span><text:span text:style-name="T9">(</text:span><text:span text:style-name="T8">y</text:span><text:span text:style-name="T9">)</text:span></text:p>
          <text:p text:style-name="P3"><text:span text:style-name="T8">∀x:</text:span><text:span text:style-name="T3">¬</text:span><text:span text:style-name="T8">∀y: P(x)</text:span><text:span text:style-name="T9">∨Q(y)</text:span></text:p>
          <text:p text:style-name="P3"><text:span text:style-name="T8">∀x:</text:span><text:span text:style-name="T3">∃y: ¬(P(x)</text:span><text:span text:style-name="T9">∨Q(y))</text:span></text:p>
          <text:p text:style-name="P3"><text:span text:style-name="T8">∀x:</text:span><text:span text:style-name="T3">∃y: (¬P(x))∧(¬Q(y))</text:span></text:p>
          <text:p text:style-name="P5"/>
        </text:list-item>
        <text:list-item>
          <text:p text:style-name="P3"><text:span text:style-name="T3"><text:s text:c="5"/>a) </text:span><text:span text:style-name="T8">∀x:</text:span><text:span text:style-name="T3">∃y: x=y</text:span><text:span text:style-name="T1">3</text:span><text:span text:style-name="T3">, ℤ is false:</text:span></text:p>
          <text:list>
            <text:list-header>
              <text:p text:style-name="P2"><text:span text:style-name="T11">pick x=2, then y=</text:span><text:span text:style-name="T2">3</text:span><text:span text:style-name="T10">√2 ∉ </text:span><text:span text:style-name="T11"><text:s/>ℤ</text:span></text:p>
              <text:p text:style-name="P5"/>
              <text:p text:style-name="P3"><text:span text:style-name="T8">∀x:</text:span><text:span text:style-name="T3">∃y: x=y</text:span><text:span text:style-name="T1">3</text:span><text:span text:style-name="T3">, ℝ is true:</text:span></text:p>
              <text:p text:style-name="P5">for a positive x, then y is just its cube root. A negative x will have two complex solutions and one real solution, the real solution being the negative cube root of the absolute value.</text:p>
              <text:p text:style-name="P5"/>
              <text:p text:style-name="P2"><text:span text:style-name="T11">b) </text:span><text:span text:style-name="T12">∀x:</text:span><text:span text:style-name="T11">∃y: (y &lt; x)∧(</text:span><text:span text:style-name="T12">∀z: z &lt; x </text:span><text:span text:style-name="T13">→ </text:span><text:span text:style-name="T5">z</text:span><text:span text:style-name="T13"> </text:span><text:span text:style-name="T10">≤ y), </text:span><text:span text:style-name="T11">ℤ</text:span><text:span text:style-name="T10"> is true:</text:span></text:p>
              <text:p text:style-name="P7"><text:span text:style-name="T6">pick x, pick y = x – 1, then for all z &lt; x, <text:s/>z</text:span><text:span text:style-name="T7"> </text:span><text:span text:style-name="T6">≤ y</text:span></text:p>
              <text:p text:style-name="P3"/>
              <text:p text:style-name="P2"><text:span text:style-name="T12">∀x:</text:span><text:span text:style-name="T11">∃y: (y &lt; x)∧(</text:span><text:span text:style-name="T12">∀z: z &lt; x </text:span><text:span text:style-name="T13">→ </text:span><text:span text:style-name="T5">z</text:span><text:span text:style-name="T13"> </text:span><text:span text:style-name="T10">≤ y), </text:span><text:span text:style-name="T11">ℝ</text:span><text:span text:style-name="T10"> is false:</text:span></text:p>
              <text:p text:style-name="P2"><text:span text:style-name="T10">in the universe of </text:span><text:span text:style-name="T11">ℝ, y and z are bounded by (-∞, x). Because the top end is open, z can always be picked closer to x than y.</text:span></text:p>
              <text:p text:style-name="P5"/>
            </text:list-header>
          </text:list>
        </text:list-item>
      </text:list>
      <text:list xml:id="list318664500" text:style-name="L2">
        <text:list-item>
          <text:p text:style-name="P4"><text:span text:style-name="T3">4x</text:span><text:span text:style-name="T1">2</text:span><text:span text:style-name="T3"> + 12x + 11 = 0</text:span></text:p>
          <text:p text:style-name="P6">for this to have real roots, its discriminate must be ≥ 0:</text:p>
          <text:p text:style-name="P4"><text:span text:style-name="T3">b</text:span><text:span text:style-name="T1">2 </text:span><text:span text:style-name="T3">- 4ac </text:span>≥ 0</text:p>
          <text:p text:style-name="P4"><text:span text:style-name="T3">12</text:span><text:span text:style-name="T1">2 </text:span><text:span text:style-name="T4"><text:s/>- </text:span><text:span text:style-name="T3">4 </text:span>· 4 · 11<text:span text:style-name="T3"> </text:span>≥ 0</text:p>
          <text:p text:style-name="P4"><text:span text:style-name="T3">144</text:span><text:span text:style-name="T1"> </text:span><text:span text:style-name="T4"><text:s/>- 176</text:span><text:span text:style-name="T3"> </text:span>≥ 0</text:p>
          <text:p text:style-name="P4">-32 ≥ 0 </text:p>
          <text:p text:style-name="P4">This leads to a contradiction, so the polynomial must not have real roots</text:p>
        </text:list-item>
      </text:list>
      <text:p text:style-name="P1"/>
      <text:list xml:id="list2084226442" text:style-name="L3">
        <text:list-item>
          <text:p text:style-name="P8"><text:span text:style-name="T10">Prove that</text:span><text:span text:style-name="T12"><draw:frame draw:style-name="fr1" draw:name="Object1" text:anchor-type="as-char" svg:width="3.1693in" svg:height="0.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, ℕ</text:span></text:p>
          <text:p text:style-name="P8"><text:span text:style-name="T12"><draw:frame draw:style-name="fr1" draw:name="Object2" text:anchor-type="as-char" svg:width="2.6693in" svg:height="0.592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. Now assume that</text:span><text:span text:style-name="T12"><draw:frame draw:style-name="fr1" draw:name="Object3" text:anchor-type="as-char" svg:width="2.8445in" svg:height="0.4008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is true, then </text:span></text:p>
          <text:p text:style-name="P8"><text:span text:style-name="T12"/></text:p>
          <text:p text:style-name="P8"><text:span text:style-name="T12">(on next page)</text:span></text:p>
          <text:p text:style-name="P9"><text:span text:style-name="T12"/></text:p>
          <text:p text:style-name="P11"><text:span text:style-name="T12"/></text:p>
        </text:list-item>
        <text:list-item>
          <text:p text:style-name="P10"><text:span text:style-name="T12"><draw:frame draw:style-name="fr1" draw:name="Object5" text:anchor-type="as-char" svg:width="1.7201in" svg:height="0.3146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</text:list-item>
      </text:list>
      <text:p text:style-name="P12"><text:span text:style-name="T12"/></text:p>
      <text:p text:style-name="P12"><text:span text:style-name="T12"><text:tab/>Base case: </text:span><text:span text:style-name="T12"><draw:frame draw:style-name="fr1" draw:name="Object6" text:anchor-type="as-char" svg:width="2.6917in" svg:height="0.314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">. Now assume that</text:span></text:p>
      <text:p text:style-name="P12"><text:span text:style-name="T12"><text:tab/></text:span><text:span text:style-name="T12"><draw:frame draw:style-name="fr1" draw:name="Object7" text:anchor-type="as-char" svg:width="1.7272in" svg:height="0.31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2">is true:</text:span></text:p>
      <text:p text:style-name="P12"><text:span text:style-name="T12"><text:tab/></text:span><text:span text:style-name="T12"><draw:frame draw:style-name="fr1" draw:name="Object8" text:anchor-type="as-char" svg:width="3.7165in" svg:height="0.314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2"><text:span text:style-name="T12"><text:tab/></text:span><text:span text:style-name="T12"><draw:frame draw:style-name="fr1" draw:name="Object9" text:anchor-type="as-char" svg:width="3.0283in" svg:height="0.31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2"><text:span text:style-name="T12"><text:tab/></text:span><text:span text:style-name="T12"><draw:frame draw:style-name="fr1" draw:name="Object10" text:anchor-type="as-char" svg:width="3.4362in" svg:height="0.314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2"><text:span text:style-name="T12"><text:tab/></text:span><text:span text:style-name="T12"><draw:frame draw:style-name="fr1" draw:name="Object11" text:anchor-type="as-char" svg:width="3.9417in" svg:height="0.3146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2"><text:span text:style-name="T12"><text:tab/>Q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ENXIR+CMMI10" svg:font-family="FENXIR+CMMI10"/>
    <style:font-face style:name="LAOYIH+CMR10" svg:font-family="LAOYIH+CMR10"/>
    <style:font-face style:name="SZZIBF+CMSY10" svg:font-family="SZZIBF+CMSY10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1-01-09T11:04:07</meta:creation-date>
    <meta:generator>OpenOffice.org/3.2$Unix OpenOffice.org_project/320m19$Build-9505</meta:generator>
    <dc:date>2011-01-17T15:17:14</dc:date>
    <dc:creator>Sandy Maguire</dc:creator>
    <meta:editing-duration>PT02H42M11S</meta:editing-duration>
    <meta:editing-cycles>26</meta:editing-cycles>
    <meta:document-statistic meta:table-count="0" meta:image-count="0" meta:object-count="11" meta:page-count="2" meta:paragraph-count="32" meta:word-count="232" meta:character-count="1004"/>
  </office:meta>
</office:document-meta>
</file>

<file path=Object 1/content.xml><?xml version="1.0" encoding="utf-8"?>
<math xmlns="http://www.w3.org/1998/Math/MathML">
  <semantics>
    <mrow>
      <mi mathvariant="normal">∀</mi>
      <mi>n</mi>
      <mi mathvariant="normal">:</mi>
      <mrow>
        <mrow>
          <msup>
            <mn>1</mn>
            <mn>2</mn>
          </msup>
          <mo stretchy="false">+</mo>
          <msup>
            <mn>2</mn>
            <mn>2</mn>
          </msup>
        </mrow>
        <mo stretchy="false">+</mo>
        <msup>
          <mn>3</mn>
          <mn>2</mn>
        </msup>
      </mrow>
      <mn>...</mn>
      <mrow>
        <msup>
          <mrow>
            <mo stretchy="false">(</mo>
            <mrow>
              <mn>2n</mn>
              <mi mathvariant="normal">−</mi>
              <mn>1</mn>
            </mrow>
            <mo stretchy="false">)</mo>
          </mrow>
          <mn>2</mn>
        </msup>
        <mi mathvariant="normal">=</mi>
        <mfrac>
          <mrow>
            <mi>n</mi>
            <mrow>
              <mo stretchy="false">(</mo>
              <mrow>
                <mn>2n</mn>
                <mi mathvariant="normal">−</mi>
                <mn>1</mn>
              </mrow>
              <mo stretchy="false">)</mo>
            </mrow>
            <mrow>
              <mo stretchy="false">(</mo>
              <mrow>
                <mn>2n</mn>
                <mo stretchy="false">+</mo>
                <mn>1</mn>
              </mrow>
              <mo stretchy="false">)</mo>
            </mrow>
          </mrow>
          <mn>3</mn>
        </mfrac>
      </mrow>
    </mrow>
    <annotation encoding="StarMath 5.0">forall n: 1^2+2^2+3^2 ... (2n-1)^2 = {n(2n-1)(2n+1)} over 3</annotation>
  </semantics>
</math>
</file>

<file path=Object 10/content.xml><?xml version="1.0" encoding="utf-8"?>
<math xmlns="http://www.w3.org/1998/Math/MathML">
  <semantics>
    <mrow>
      <mrow>
        <msubsup>
          <mi mathvariant="normal">∑</mi>
          <mrow>
            <mi>r</mi>
            <mi mathvariant="normal">=</mi>
            <mn>1</mn>
          </mrow>
          <mrow>
            <mo stretchy="false">(</mo>
            <mrow>
              <mi>k</mi>
              <mo stretchy="false">+</mo>
              <mn>1</mn>
            </mrow>
            <mo stretchy="false">)</mo>
          </mrow>
        </msubsup>
        <mi>r</mi>
      </mrow>
      <mrow>
        <mrow>
          <mo stretchy="false">(</mo>
          <mrow>
            <mi>r</mi>
            <mi>!</mi>
          </mrow>
          <mo stretchy="false">)</mo>
        </mrow>
        <mi mathvariant="normal">=</mi>
        <mrow>
          <mo stretchy="false">(</mo>
          <mrow>
            <mi>k</mi>
            <mo stretchy="false">+</mo>
            <mn>1</mn>
          </mrow>
          <mo stretchy="false">)</mo>
        </mrow>
      </mrow>
      <mrow>
        <mrow>
          <mi>!</mi>
          <mi mathvariant="normal">−</mi>
          <mn>1</mn>
        </mrow>
        <mo stretchy="false">+</mo>
        <msup>
          <mrow>
            <mo stretchy="false">(</mo>
            <mrow>
              <mi>k</mi>
              <mo stretchy="false">+</mo>
              <mn>2</mn>
            </mrow>
            <mo stretchy="false">)</mo>
          </mrow>
          <mn>2</mn>
        </msup>
      </mrow>
      <mrow>
        <mo stretchy="false">(</mo>
        <mrow>
          <mrow>
            <mi stretchy="false" mathvariant="normal">[</mi>
            <mrow>
              <mi>k</mi>
              <mo stretchy="false">+</mo>
              <mn>1</mn>
            </mrow>
            <mi stretchy="false" mathvariant="normal">]</mi>
          </mrow>
          <mi>!</mi>
        </mrow>
        <mo stretchy="false">)</mo>
      </mrow>
      <mi>,</mi>
      <mi mathvariant="italic">thus</mi>
    </mrow>
    <annotation encoding="StarMath 5.0">sum_{r=1}^(k+1) r(r!) = (k+1)!-1 + (k+2)^2([k+1]!), thus</annotation>
  </semantics>
</math>
</file>

<file path=Object 11/content.xml><?xml version="1.0" encoding="utf-8"?>
<math xmlns="http://www.w3.org/1998/Math/MathML">
  <semantics>
    <mrow>
      <mrow>
        <msubsup>
          <mi mathvariant="normal">∑</mi>
          <mrow>
            <mi>r</mi>
            <mi mathvariant="normal">=</mi>
            <mn>1</mn>
          </mrow>
          <mi>k</mi>
        </msubsup>
        <mi>r</mi>
      </mrow>
      <mrow>
        <mrow>
          <mo stretchy="false">(</mo>
          <mrow>
            <mi>r</mi>
            <mi>!</mi>
          </mrow>
          <mo stretchy="false">)</mo>
        </mrow>
        <mi mathvariant="normal">=</mi>
        <mrow>
          <mo stretchy="false">(</mo>
          <mrow>
            <mi>k</mi>
            <mo stretchy="false">+</mo>
            <mn>1</mn>
          </mrow>
          <mo stretchy="false">)</mo>
        </mrow>
      </mrow>
      <mrow>
        <mi>!</mi>
        <mi mathvariant="normal">−</mi>
        <mn>1</mn>
      </mrow>
      <mi mathvariant="normal">⇒</mi>
      <mrow>
        <msubsup>
          <mi mathvariant="normal">∑</mi>
          <mrow>
            <mi>r</mi>
            <mi mathvariant="normal">=</mi>
            <mn>1</mn>
          </mrow>
          <mrow>
            <mi stretchy="false" mathvariant="normal">[</mi>
            <mrow>
              <mi>k</mi>
              <mo stretchy="false">+</mo>
              <mn>1</mn>
            </mrow>
            <mi stretchy="false" mathvariant="normal">]</mi>
          </mrow>
        </msubsup>
        <mi>r</mi>
      </mrow>
      <mrow>
        <mrow>
          <mo stretchy="false">(</mo>
          <mrow>
            <mi>r</mi>
            <mi>!</mi>
          </mrow>
          <mo stretchy="false">)</mo>
        </mrow>
        <mi mathvariant="normal">=</mi>
        <mrow>
          <mo stretchy="false">(</mo>
          <mrow>
            <mrow>
              <mi stretchy="false" mathvariant="normal">[</mi>
              <mrow>
                <mi>k</mi>
                <mo stretchy="false">+</mo>
                <mn>1</mn>
              </mrow>
              <mi stretchy="false" mathvariant="normal">]</mi>
            </mrow>
            <mo stretchy="false">+</mo>
            <mn>1</mn>
          </mrow>
          <mo stretchy="false">)</mo>
        </mrow>
      </mrow>
      <mrow>
        <mi>!</mi>
        <mi mathvariant="normal">−</mi>
        <mn>1</mn>
      </mrow>
    </mrow>
    <annotation encoding="StarMath 5.0">sum_{r=1}^k r(r!) = (k+1)! - 1 drarrow sum_{r=1}^[k+1] r(r!) = ([k+1]+1)! - 1</annotation>
  </semantics>
</math>
</file>

<file path=Object 2/content.xml><?xml version="1.0" encoding="utf-8"?>
<math xmlns="http://www.w3.org/1998/Math/MathML">
  <semantics>
    <mrow>
      <mi mathvariant="italic">case</mi>
      <mi mathvariant="italic">where</mi>
      <mrow>
        <mi>n</mi>
        <mi mathvariant="normal">=</mi>
        <mn>1</mn>
      </mrow>
      <mi mathvariant="normal">:</mi>
      <mrow>
        <msup>
          <mn>1</mn>
          <mn>2</mn>
        </msup>
        <mi mathvariant="normal">=</mi>
        <mtable>
          <mtr>
            <mtd>
              <mfrac>
                <mrow>
                  <mn>1</mn>
                  <mrow>
                    <mo stretchy="false">(</mo>
                    <mrow>
                      <mn>2</mn>
                      <mi mathvariant="normal">−</mi>
                      <mn>1</mn>
                    </mrow>
                    <mo stretchy="false">)</mo>
                  </mrow>
                  <mrow>
                    <mo stretchy="false">(</mo>
                    <mrow>
                      <mn>2</mn>
                      <mo stretchy="false">+</mo>
                      <mn>1</mn>
                    </mrow>
                    <mo stretchy="false">)</mo>
                  </mrow>
                </mrow>
                <mn>3</mn>
              </mfrac>
            </mtd>
          </mtr>
          <mtr>
            <mtd>
              <mrow>
                <mn>1</mn>
                <mi mathvariant="normal">=</mi>
                <mn>1</mn>
              </mrow>
            </mtd>
          </mtr>
        </mtable>
      </mrow>
      <mover>
        <mo>□</mo>
        <mo>□</mo>
      </mover>
    </mrow>
    <annotation encoding="StarMath 5.0">case where n=1: 1^2 = binom{{1(2-1)(2+1)} over 3} {1=1}&lt;?&gt; csup{&lt;?&gt;} </annotation>
  </semantics>
</math>
</file>

<file path=Object 3/content.xml><?xml version="1.0" encoding="utf-8"?>
<math xmlns="http://www.w3.org/1998/Math/MathML">
  <semantics>
    <mrow>
      <mrow>
        <mrow>
          <msup>
            <mn>1</mn>
            <mn>2</mn>
          </msup>
          <mo stretchy="false">+</mo>
          <msup>
            <mn>2</mn>
            <mn>2</mn>
          </msup>
        </mrow>
        <mo stretchy="false">+</mo>
        <msup>
          <mn>3</mn>
          <mn>2</mn>
        </msup>
      </mrow>
      <mn>...</mn>
      <mrow>
        <msup>
          <mrow>
            <mo stretchy="false">(</mo>
            <mrow>
              <mn>2k</mn>
              <mi mathvariant="normal">−</mi>
              <mn>1</mn>
            </mrow>
            <mo stretchy="false">)</mo>
          </mrow>
          <mn>2</mn>
        </msup>
        <mi mathvariant="normal">=</mi>
        <mfrac>
          <mrow>
            <mi>k</mi>
            <mrow>
              <mo stretchy="false">(</mo>
              <mrow>
                <mn>2k</mn>
                <mi mathvariant="normal">−</mi>
                <mn>1</mn>
              </mrow>
              <mo stretchy="false">)</mo>
            </mrow>
            <mrow>
              <mo stretchy="false">(</mo>
              <mrow>
                <mn>2k</mn>
                <mo stretchy="false">+</mo>
                <mn>1</mn>
              </mrow>
              <mo stretchy="false">)</mo>
            </mrow>
          </mrow>
          <mn>3</mn>
        </mfrac>
      </mrow>
    </mrow>
    <annotation encoding="StarMath 5.0">1^2+2^2+3^2 ... (2k-1)^2 = {k(2k-1)(2k+1)} over 3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p>
                  <mn>1</mn>
                  <mn>2</mn>
                </msup>
                <mo stretchy="false">+</mo>
                <msup>
                  <mn>2</mn>
                  <mn>2</mn>
                </msup>
              </mrow>
              <mo stretchy="false">+</mo>
              <msup>
                <mn>3</mn>
                <mn>2</mn>
              </msup>
            </mrow>
            <mn>...</mn>
            <mrow>
              <msup>
                <mrow>
                  <mo stretchy="false">(</mo>
                  <mrow>
                    <mn>2</mn>
                    <mrow>
                      <mrow>
                        <mi stretchy="false" mathvariant="normal">[</mi>
                        <mrow>
                          <mi>k</mi>
                          <mo stretchy="false">+</mo>
                          <mn>1</mn>
                        </mrow>
                        <mi stretchy="false" mathvariant="normal">]</mi>
                      </mrow>
                      <mi mathvariant="normal">−</mi>
                      <mn>1</mn>
                    </mrow>
                  </mrow>
                  <mo stretchy="false">)</mo>
                </mrow>
                <mn>2</mn>
              </msup>
              <mi mathvariant="normal">=</mi>
              <mrow>
                <mrow>
                  <msup>
                    <mn>1</mn>
                    <mn>2</mn>
                  </msup>
                  <mo stretchy="false">+</mo>
                  <msup>
                    <mn>2</mn>
                    <mn>2</mn>
                  </msup>
                </mrow>
                <mo stretchy="false">+</mo>
                <msup>
                  <mn>3</mn>
                  <mn>2</mn>
                </msup>
              </mrow>
            </mrow>
            <mn>...</mn>
            <mrow>
              <msup>
                <mrow>
                  <mo stretchy="false">(</mo>
                  <mrow>
                    <mn>2k</mn>
                    <mi mathvariant="normal">−</mi>
                    <mn>1</mn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n>2</mn>
                    <mrow>
                      <mrow>
                        <mi stretchy="false" mathvariant="normal">[</mi>
                        <mrow>
                          <mi>k</mi>
                          <mo stretchy="false">+</mo>
                          <mn>1</mn>
                        </mrow>
                        <mi stretchy="false" mathvariant="normal">]</mi>
                      </mrow>
                      <mi mathvariant="normal">−</mi>
                      <mn>1</mn>
                    </mrow>
                  </mrow>
                  <mo stretchy="false">)</mo>
                </mrow>
                <mn>2</mn>
              </msup>
            </mrow>
          </mrow>
        </mtd>
      </mtr>
      <mtr>
        <mtd>
          <mrow>
            <mrow>
              <mrow>
                <msup>
                  <mn>1</mn>
                  <mn>2</mn>
                </msup>
                <mo stretchy="false">+</mo>
                <msup>
                  <mn>2</mn>
                  <mn>2</mn>
                </msup>
              </mrow>
              <mo stretchy="false">+</mo>
              <msup>
                <mn>3</mn>
                <mn>2</mn>
              </msup>
            </mrow>
            <mn>...</mn>
            <mrow>
              <msup>
                <mrow>
                  <mo stretchy="false">(</mo>
                  <mrow>
                    <mn>2</mn>
                    <mrow>
                      <mrow>
                        <mi stretchy="false" mathvariant="normal">[</mi>
                        <mrow>
                          <mi>k</mi>
                          <mo stretchy="false">+</mo>
                          <mn>1</mn>
                        </mrow>
                        <mi stretchy="false" mathvariant="normal">]</mi>
                      </mrow>
                      <mi mathvariant="normal">−</mi>
                      <mn>1</mn>
                    </mrow>
                  </mrow>
                  <mo stretchy="false">)</mo>
                </mrow>
                <mn>2</mn>
              </msup>
              <mi mathvariant="normal">=</mi>
              <mrow>
                <mfrac>
                  <mrow>
                    <mi>k</mi>
                    <mrow>
                      <mo stretchy="false">(</mo>
                      <mrow>
                        <mn>2k</mn>
                        <mi mathvariant="normal">−</mi>
                        <mn>1</mn>
                      </mrow>
                      <mo stretchy="false">)</mo>
                    </mrow>
                    <mrow>
                      <mo stretchy="false">(</mo>
                      <mrow>
                        <mn>2k</mn>
                        <mo stretchy="false">+</mo>
                        <mn>1</mn>
                      </mrow>
                      <mo stretchy="false">)</mo>
                    </mrow>
                  </mrow>
                  <mn>3</mn>
                </mfrac>
                <mo stretchy="false">+</mo>
                <msup>
                  <mrow>
                    <mo stretchy="false">(</mo>
                    <mrow>
                      <mn>2</mn>
                      <mrow>
                        <mrow>
                          <mi stretchy="false" mathvariant="normal">[</mi>
                          <mrow>
                            <mi>k</mi>
                            <mo stretchy="false">+</mo>
                            <mn>1</mn>
                          </mrow>
                          <mi stretchy="false" mathvariant="normal">]</mi>
                        </mrow>
                        <mi mathvariant="normal">−</mi>
                        <mn>1</mn>
                      </mrow>
                    </mrow>
                    <mo stretchy="false">)</mo>
                  </mrow>
                  <mn>2</mn>
                </msup>
              </mrow>
            </mrow>
          </mrow>
        </mtd>
      </mtr>
      <mtr>
        <mtd>
          <mrow>
            <mrow>
              <msup>
                <mrow>
                  <mo stretchy="false">(</mo>
                  <mrow>
                    <mn>2</mn>
                    <mrow>
                      <mrow>
                        <mi stretchy="false" mathvariant="normal">[</mi>
                        <mrow>
                          <mi>k</mi>
                          <mo stretchy="false">+</mo>
                          <mn>1</mn>
                        </mrow>
                        <mi stretchy="false" mathvariant="normal">]</mi>
                      </mrow>
                      <mi mathvariant="normal">−</mi>
                      <mn>1</mn>
                    </mrow>
                  </mrow>
                  <mo stretchy="false">)</mo>
                </mrow>
                <mn>2</mn>
              </msup>
              <mi mathvariant="normal">=</mi>
              <msup>
                <mrow>
                  <mo stretchy="false">(</mo>
                  <mrow>
                    <mn>2k</mn>
                    <mo stretchy="false">+</mo>
                    <mn>1</mn>
                  </mrow>
                  <mo stretchy="false">)</mo>
                </mrow>
                <mn>2</mn>
              </msup>
            </mrow>
            <mi mathvariant="normal">=</mi>
            <mrow>
              <mo stretchy="false">(</mo>
              <mrow>
                <mrow>
                  <msup>
                    <mn>4k</mn>
                    <mn>2</mn>
                  </msup>
                  <mo stretchy="false">+</mo>
                  <mn>4k</mn>
                </mrow>
                <mo stretchy="false">+</mo>
                <mn>1</mn>
              </mrow>
              <mo stretchy="false">)</mo>
            </mrow>
          </mrow>
        </mtd>
      </mtr>
      <mtr>
        <mtd>
          <mrow>
            <mrow>
              <mfrac>
                <mrow>
                  <mi>k</mi>
                  <mrow>
                    <mo stretchy="false">(</mo>
                    <mrow>
                      <mn>2k</mn>
                      <mi mathvariant="normal">−</mi>
                      <mn>1</mn>
                    </mrow>
                    <mo stretchy="false">)</mo>
                  </mrow>
                  <mrow>
                    <mo stretchy="false">(</mo>
                    <mrow>
                      <mn>2k</mn>
                      <mo stretchy="false">+</mo>
                      <mn>1</mn>
                    </mrow>
                    <mo stretchy="false">)</mo>
                  </mrow>
                </mrow>
                <mn>3</mn>
              </mfrac>
              <mo stretchy="false">+</mo>
              <mrow>
                <mo stretchy="false">(</mo>
                <mrow>
                  <mrow>
                    <msup>
                      <mn>4k</mn>
                      <mn>2</mn>
                    </msup>
                    <mo stretchy="false">+</mo>
                    <mn>4k</mn>
                  </mrow>
                  <mo stretchy="false">+</mo>
                  <mn>1</mn>
                </mrow>
                <mo stretchy="false">)</mo>
              </mrow>
            </mrow>
            <mi mathvariant="normal">=</mi>
            <mrow>
              <mfrac>
                <mrow>
                  <msup>
                    <mn>4k</mn>
                    <mn>3</mn>
                  </msup>
                  <mi mathvariant="normal">−</mi>
                  <mi>k</mi>
                </mrow>
                <mn>3</mn>
              </mfrac>
              <mo stretchy="false">+</mo>
              <mfrac>
                <mrow>
                  <mrow>
                    <msup>
                      <mn>12k</mn>
                      <mn>3</mn>
                    </msup>
                    <mo stretchy="false">+</mo>
                    <mn>12k</mn>
                  </mrow>
                  <mo stretchy="false">+</mo>
                  <mn>3</mn>
                </mrow>
                <mn>3</mn>
              </mfrac>
            </mrow>
          </mrow>
        </mtd>
      </mtr>
      <mtr>
        <mtd>
          <mrow>
            <mrow>
              <mrow>
                <mfrac>
                  <mrow>
                    <msup>
                      <mn>4k</mn>
                      <mn>3</mn>
                    </msup>
                    <mi mathvariant="normal">−</mi>
                    <mi>k</mi>
                  </mrow>
                  <mn>3</mn>
                </mfrac>
                <mo stretchy="false">+</mo>
                <mfrac>
                  <mrow>
                    <mrow>
                      <msup>
                        <mn>12k</mn>
                        <mn>2</mn>
                      </msup>
                      <mo stretchy="false">+</mo>
                      <mn>12k</mn>
                    </mrow>
                    <mo stretchy="false">+</mo>
                    <mn>3</mn>
                  </mrow>
                  <mn>3</mn>
                </mfrac>
              </mrow>
              <mi mathvariant="normal">=</mi>
              <mfrac>
                <mrow>
                  <mrow>
                    <mrow>
                      <msup>
                        <mn>4k</mn>
                        <mn>3</mn>
                      </msup>
                      <mo stretchy="false">+</mo>
                      <msup>
                        <mn>12k</mn>
                        <mn>2</mn>
                      </msup>
                    </mrow>
                    <mo stretchy="false">+</mo>
                    <mn>11k</mn>
                  </mrow>
                  <mo stretchy="false">+</mo>
                  <mn>3</mn>
                </mrow>
                <mn>3</mn>
              </mfrac>
            </mrow>
            <mi mathvariant="normal">=</mi>
            <mfrac>
              <mrow>
                <mrow>
                  <mo stretchy="false">(</mo>
                  <mrow>
                    <mi>k</mi>
                    <mo stretchy="false">+</mo>
                    <mn>1</mn>
                  </mrow>
                  <mo stretchy="false">)</mo>
                </mrow>
                <mrow>
                  <mo stretchy="false">(</mo>
                  <mrow>
                    <mn>2</mn>
                    <mrow>
                      <mrow>
                        <mi stretchy="false" mathvariant="normal">[</mi>
                        <mrow>
                          <mi>k</mi>
                          <mo stretchy="false">+</mo>
                          <mn>1</mn>
                        </mrow>
                        <mi stretchy="false" mathvariant="normal">]</mi>
                      </mrow>
                      <mi mathvariant="normal">−</mi>
                      <mn>1</mn>
                    </mrow>
                  </mrow>
                  <mo stretchy="false">)</mo>
                </mrow>
                <mrow>
                  <mo stretchy="false">(</mo>
                  <mrow>
                    <mn>2</mn>
                    <mrow>
                      <mrow>
                        <mi stretchy="false" mathvariant="normal">[</mi>
                        <mrow>
                          <mi>k</mi>
                          <mo stretchy="false">+</mo>
                          <mn>1</mn>
                        </mrow>
                        <mi stretchy="false" mathvariant="normal">]</mi>
                      </mrow>
                      <mo stretchy="false">+</mo>
                      <mn>1</mn>
                    </mrow>
                  </mrow>
                  <mo stretchy="false">)</mo>
                </mrow>
              </mrow>
              <mn>3</mn>
            </mfrac>
          </mrow>
        </mtd>
      </mtr>
      <mtr>
        <mtd>
          <mrow>
            <mrow>
              <mrow>
                <msup>
                  <mn>1</mn>
                  <mn>2</mn>
                </msup>
                <mo stretchy="false">+</mo>
                <msup>
                  <mn>2</mn>
                  <mn>2</mn>
                </msup>
              </mrow>
              <mo stretchy="false">+</mo>
              <msup>
                <mn>3</mn>
                <mn>2</mn>
              </msup>
            </mrow>
            <mn>...</mn>
            <mrow>
              <msup>
                <mrow>
                  <mo stretchy="false">(</mo>
                  <mrow>
                    <mn>2k</mn>
                    <mi mathvariant="normal">−</mi>
                    <mn>1</mn>
                  </mrow>
                  <mo stretchy="false">)</mo>
                </mrow>
                <mn>2</mn>
              </msup>
              <mi mathvariant="normal">=</mi>
              <mfrac>
                <mrow>
                  <mi>k</mi>
                  <mrow>
                    <mo stretchy="false">(</mo>
                    <mrow>
                      <mn>2k</mn>
                      <mi mathvariant="normal">−</mi>
                      <mn>1</mn>
                    </mrow>
                    <mo stretchy="false">)</mo>
                  </mrow>
                  <mrow>
                    <mo stretchy="false">(</mo>
                    <mrow>
                      <mn>2k</mn>
                      <mo stretchy="false">+</mo>
                      <mn>1</mn>
                    </mrow>
                    <mo stretchy="false">)</mo>
                  </mrow>
                </mrow>
                <mn>3</mn>
              </mfrac>
            </mrow>
            <mi mathvariant="normal">⇒</mi>
            <mrow>
              <mrow>
                <msup>
                  <mn>1</mn>
                  <mn>2</mn>
                </msup>
                <mo stretchy="false">+</mo>
                <msup>
                  <mn>2</mn>
                  <mn>2</mn>
                </msup>
              </mrow>
              <mo stretchy="false">+</mo>
              <msup>
                <mn>3</mn>
                <mn>2</mn>
              </msup>
            </mrow>
            <mn>...</mn>
            <mrow>
              <msup>
                <mrow>
                  <mo stretchy="false">(</mo>
                  <mrow>
                    <mn>2</mn>
                    <mrow>
                      <mrow>
                        <mi stretchy="false" mathvariant="normal">[</mi>
                        <mrow>
                          <mi>k</mi>
                          <mo stretchy="false">+</mo>
                          <mn>1</mn>
                        </mrow>
                        <mi stretchy="false" mathvariant="normal">]</mi>
                      </mrow>
                      <mi mathvariant="normal">−</mi>
                      <mn>1</mn>
                    </mrow>
                  </mrow>
                  <mo stretchy="false">)</mo>
                </mrow>
                <mn>2</mn>
              </msup>
              <mi mathvariant="normal">=</mi>
              <mfrac>
                <mrow>
                  <mrow>
                    <mo stretchy="false">(</mo>
                    <mrow>
                      <mi>k</mi>
                      <mo stretchy="false">+</mo>
                      <mn>1</mn>
                    </mrow>
                    <mo stretchy="false">)</mo>
                  </mrow>
                  <mrow>
                    <mo stretchy="false">(</mo>
                    <mrow>
                      <mn>2</mn>
                      <mrow>
                        <mrow>
                          <mi stretchy="false" mathvariant="normal">[</mi>
                          <mrow>
                            <mi>k</mi>
                            <mo stretchy="false">+</mo>
                            <mn>1</mn>
                          </mrow>
                          <mi stretchy="false" mathvariant="normal">]</mi>
                        </mrow>
                        <mi mathvariant="normal">−</mi>
                        <mn>1</mn>
                      </mrow>
                    </mrow>
                    <mo stretchy="false">)</mo>
                  </mrow>
                  <mrow>
                    <mo stretchy="false">(</mo>
                    <mrow>
                      <mn>2</mn>
                      <mrow>
                        <mrow>
                          <mi stretchy="false" mathvariant="normal">[</mi>
                          <mrow>
                            <mi>k</mi>
                            <mo stretchy="false">+</mo>
                            <mn>1</mn>
                          </mrow>
                          <mi stretchy="false" mathvariant="normal">]</mi>
                        </mrow>
                        <mo stretchy="false">+</mo>
                        <mn>1</mn>
                      </mrow>
                    </mrow>
                    <mo stretchy="false">)</mo>
                  </mrow>
                </mrow>
                <mn>3</mn>
              </mfrac>
            </mrow>
          </mrow>
        </mtd>
      </mtr>
    </mtable>
    <annotation encoding="StarMath 5.0">1^2+2^2+3^2 ... (2[k+1]-1)^2 = 1^2+2^2+3^2 ... (2k-1)^2 + (2[k+1]-1)^2 newline
1^2+2^2+3^2 ... (2[k+1]-1)^2 = {k(2k-1)(2k+1)} over 3 + (2[k+1]-1)^2 newline
(2[k+1]-1)^2 = (2k+1)^2 = (4k^2+4k+1) newline
{k(2k-1)(2k+1)} over 3 + (4k^2+4k+1) = {4k^3-k} over 3 + {12k^3+12k+3} over 3 newline
{4k^3-k} over 3 + {12k^2+12k+3} over 3 = {4k^3+12k^2+11k+3} over 3 = {(k+1)(2[k+1]-1)(2[k+1]+1)} over 3 newline
1^2+2^2+3^2 ... (2k-1)^2 = {k(2k-1)(2k+1)} over 3 drarrow 1^2+2^2+3^2 ... (2[k+1]-1)^2 = {(k+1)(2[k+1]-1)(2[k+1]+1)} over 3</annotation>
  </semantics>
</math>
</file>

<file path=Object 5/content.xml><?xml version="1.0" encoding="utf-8"?>
<math xmlns="http://www.w3.org/1998/Math/MathML">
  <semantics>
    <mrow>
      <mrow>
        <msubsup>
          <mi mathvariant="normal">∑</mi>
          <mrow>
            <mi>r</mi>
            <mi mathvariant="normal">=</mi>
            <mn>1</mn>
          </mrow>
          <mi>n</mi>
        </msubsup>
        <mi>r</mi>
      </mrow>
      <mrow>
        <mrow>
          <mo stretchy="false">(</mo>
          <mrow>
            <mi>r</mi>
            <mi>!</mi>
          </mrow>
          <mo stretchy="false">)</mo>
        </mrow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row>
        <mi>!</mi>
        <mi mathvariant="normal">−</mi>
        <mn>1</mn>
      </mrow>
    </mrow>
    <annotation encoding="StarMath 5.0">sum_{r=1}^n r(r!) = (n+1)! - 1</annotation>
  </semantics>
</math>
</file>

<file path=Object 6/content.xml><?xml version="1.0" encoding="utf-8"?>
<math xmlns="http://www.w3.org/1998/Math/MathML">
  <semantics>
    <mrow>
      <mrow>
        <mn>1</mn>
        <mi mathvariant="normal">=</mi>
        <mrow>
          <msubsup>
            <mi mathvariant="normal">∑</mi>
            <mrow>
              <mi>r</mi>
              <mi mathvariant="normal">=</mi>
              <mn>1</mn>
            </mrow>
            <mn>1</mn>
          </msubsup>
          <mn>1</mn>
        </mrow>
      </mrow>
      <mrow>
        <mrow>
          <mo stretchy="false">(</mo>
          <mrow>
            <mn>1</mn>
            <mi>!</mi>
          </mrow>
          <mo stretchy="false">)</mo>
        </mrow>
        <mi mathvariant="normal">=</mi>
        <mrow>
          <mo stretchy="false">(</mo>
          <mrow>
            <mn>1</mn>
            <mo stretchy="false">+</mo>
            <mn>1</mn>
          </mrow>
          <mo stretchy="false">)</mo>
        </mrow>
      </mrow>
      <mrow>
        <mrow>
          <mi>!</mi>
          <mi mathvariant="normal">−</mi>
          <mn>1</mn>
        </mrow>
        <mi mathvariant="normal">=</mi>
        <mn>2</mn>
      </mrow>
      <mrow>
        <mrow>
          <mi>!</mi>
          <mi mathvariant="normal">−</mi>
          <mn>1</mn>
        </mrow>
        <mi mathvariant="normal">=</mi>
        <mn>1</mn>
      </mrow>
    </mrow>
    <annotation encoding="StarMath 5.0">1 = sum_{r=1}^1 1(1!) = (1+1)! - 1 = 2! - 1 = 1</annotation>
  </semantics>
</math>
</file>

<file path=Object 7/content.xml><?xml version="1.0" encoding="utf-8"?>
<math xmlns="http://www.w3.org/1998/Math/MathML">
  <semantics>
    <mrow>
      <mrow>
        <msubsup>
          <mi mathvariant="normal">∑</mi>
          <mrow>
            <mi>r</mi>
            <mi mathvariant="normal">=</mi>
            <mn>1</mn>
          </mrow>
          <mi>k</mi>
        </msubsup>
        <mi>r</mi>
      </mrow>
      <mrow>
        <mrow>
          <mo stretchy="false">(</mo>
          <mrow>
            <mi>r</mi>
            <mi>!</mi>
          </mrow>
          <mo stretchy="false">)</mo>
        </mrow>
        <mi mathvariant="normal">=</mi>
        <mrow>
          <mo stretchy="false">(</mo>
          <mrow>
            <mi>k</mi>
            <mo stretchy="false">+</mo>
            <mn>1</mn>
          </mrow>
          <mo stretchy="false">)</mo>
        </mrow>
      </mrow>
      <mrow>
        <mi>!</mi>
        <mi mathvariant="normal">−</mi>
        <mn>1</mn>
      </mrow>
    </mrow>
    <annotation encoding="StarMath 5.0">sum_{r=1}^k r(r!) = (k+1)! - 1</annotation>
  </semantics>
</math>
</file>

<file path=Object 8/content.xml><?xml version="1.0" encoding="utf-8"?>
<math xmlns="http://www.w3.org/1998/Math/MathML">
  <semantics>
    <mrow>
      <mrow>
        <msubsup>
          <mi mathvariant="normal">∑</mi>
          <mrow>
            <mi>r</mi>
            <mi mathvariant="normal">=</mi>
            <mn>1</mn>
          </mrow>
          <mrow>
            <mo stretchy="false">(</mo>
            <mrow>
              <mi>k</mi>
              <mo stretchy="false">+</mo>
              <mn>1</mn>
            </mrow>
            <mo stretchy="false">)</mo>
          </mrow>
        </msubsup>
        <mi>r</mi>
      </mrow>
      <mrow>
        <mrow>
          <mo stretchy="false">(</mo>
          <mrow>
            <mi>r</mi>
            <mi>!</mi>
          </mrow>
          <mo stretchy="false">)</mo>
        </mrow>
        <mi mathvariant="normal">=</mi>
        <mrow>
          <msubsup>
            <mi mathvariant="normal">∑</mi>
            <mrow>
              <mi>r</mi>
              <mi mathvariant="normal">=</mi>
              <mn>1</mn>
            </mrow>
            <mi>k</mi>
          </msubsup>
          <mi>r</mi>
        </mrow>
      </mrow>
      <mrow>
        <mrow>
          <mo stretchy="false">(</mo>
          <mrow>
            <mi>r</mi>
            <mi>!</mi>
          </mrow>
          <mo stretchy="false">)</mo>
        </mrow>
        <mo stretchy="false">+</mo>
        <mrow>
          <mo stretchy="false">(</mo>
          <mrow>
            <mrow>
              <mi stretchy="false" mathvariant="normal">[</mi>
              <mrow>
                <mi>k</mi>
                <mo stretchy="false">+</mo>
                <mn>1</mn>
              </mrow>
              <mi stretchy="false" mathvariant="normal">]</mi>
            </mrow>
            <mo stretchy="false">+</mo>
            <mn>1</mn>
          </mrow>
          <mo stretchy="false">)</mo>
        </mrow>
      </mrow>
      <mrow>
        <mo stretchy="false">(</mo>
        <mrow>
          <mrow>
            <mi stretchy="false" mathvariant="normal">[</mi>
            <mrow>
              <mrow>
                <mi stretchy="false" mathvariant="normal">[</mi>
                <mrow>
                  <mi>k</mi>
                  <mo stretchy="false">+</mo>
                  <mn>1</mn>
                </mrow>
                <mi stretchy="false" mathvariant="normal">]</mi>
              </mrow>
              <mo stretchy="false">+</mo>
              <mn>1</mn>
            </mrow>
            <mi stretchy="false" mathvariant="normal">]</mi>
          </mrow>
          <mi>!</mi>
        </mrow>
        <mo stretchy="false">)</mo>
      </mrow>
    </mrow>
    <annotation encoding="StarMath 5.0">sum_{r=1}^(k+1) r(r!) = sum_{r=1}^k r(r!) + ([k+1]+1)([[k+1]+1]!)</annotation>
  </semantics>
</math>
</file>

<file path=Object 9/content.xml><?xml version="1.0" encoding="utf-8"?>
<math xmlns="http://www.w3.org/1998/Math/MathML">
  <semantics>
    <mrow>
      <mrow>
        <msubsup>
          <mi mathvariant="normal">∑</mi>
          <mrow>
            <mi>r</mi>
            <mi mathvariant="normal">=</mi>
            <mn>1</mn>
          </mrow>
          <mrow>
            <mo stretchy="false">(</mo>
            <mrow>
              <mi>k</mi>
              <mo stretchy="false">+</mo>
              <mn>1</mn>
            </mrow>
            <mo stretchy="false">)</mo>
          </mrow>
        </msubsup>
        <mi>r</mi>
      </mrow>
      <mrow>
        <mrow>
          <mo stretchy="false">(</mo>
          <mrow>
            <mi>r</mi>
            <mi>!</mi>
          </mrow>
          <mo stretchy="false">)</mo>
        </mrow>
        <mi mathvariant="normal">=</mi>
        <mrow>
          <mo stretchy="false">(</mo>
          <mrow>
            <mi>k</mi>
            <mo stretchy="false">+</mo>
            <mn>1</mn>
          </mrow>
          <mo stretchy="false">)</mo>
        </mrow>
      </mrow>
      <mrow>
        <mrow>
          <mi>!</mi>
          <mi mathvariant="normal">−</mi>
          <mn>1</mn>
        </mrow>
        <mo stretchy="false">+</mo>
        <mrow>
          <mo stretchy="false">(</mo>
          <mrow>
            <mi>k</mi>
            <mo stretchy="false">+</mo>
            <mn>2</mn>
          </mrow>
          <mo stretchy="false">)</mo>
        </mrow>
      </mrow>
      <mrow>
        <mo stretchy="false">(</mo>
        <mrow>
          <mrow>
            <mi stretchy="false" mathvariant="normal">[</mi>
            <mrow>
              <mi>k</mi>
              <mo stretchy="false">+</mo>
              <mn>2</mn>
            </mrow>
            <mi stretchy="false" mathvariant="normal">]</mi>
          </mrow>
          <mi>!</mi>
        </mrow>
        <mo stretchy="false">)</mo>
      </mrow>
    </mrow>
    <annotation encoding="StarMath 5.0">sum_{r=1}^(k+1) r(r!) = (k+1)!-1 + (k+2)([k+2]!)</annotation>
  </semantics>
</math>
</file>